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8"/>
        <table:table-column table:style-name="co10" table:default-cell-style-name="ce98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Product 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default-cell-style-name="Default"/>
        <table:table-column table:style-name="co10" table:default-cell-style-name="Default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9" table:default-cell-style-name="ce132"/>
        <table:table-column table:style-name="co1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0">
            <text:p>0</text:p>
          </table:table-cell>
          <table:table-cell table:style-name="ce130" table:formula="oooc:=COUNTIF([.M$7:.M$902];[.$K1])" office:value-type="float" office:value="0">
            <text:p>0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1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1.00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1.00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Desktop shortcut on the Tool bar</text:span></text:p>
            <text:p><text:span text:style-name="T4">- Click add applications icon</text:span></text:p>
            <text:p><text:span text:style-name="T4">- Choose application which want to added and </text:span><text:span text:style-name="T4">'Click and keep this application in a page'</text:span></text:p>
          </table:table-cell>
          <table:table-cell office:value-type="string">
            <text:p>- Desktop page is appeared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and </text:span><text:span text:style-name="T1">keep this application in page</text:span></text:p>
            <text:p><text:span text:style-name="T1">-</text:span><text:span text:style-name="T6">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>
            <text:p>thao.pham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>
            <text:p>thao.pham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Default background image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(+) icon to add more images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desired image ( over 2MB) by </text:span><text:span text:style-name="T7">clicking 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message alert:The file 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 table:number-columns-repeated="247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corresponding to a </text:span><text:span text:style-name="T6">background 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<text:span text:style-name="T7">- Click Show/Hide Application icon on dockbar</text:span></text:p>
            <text:p><text:span text:style-name="T7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<text:span text:style-name="T7">- All application is closed</text:span></text:p>
            <text:p><text:span text:style-name="T7">- All application is opened</text:span>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account to go to Community </text:span><text:span text:style-name="T6">Management page on dockbar</text:span></text:p>
            <text:p>- Choose User management tab </text:p>
            <text:p>- Login by HR ( brower 2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3-01T14:00:17</dc:date>
    <dc:language>en-US</dc:language>
    <meta:editing-cycles>142</meta:editing-cycles>
    <meta:editing-duration>PT5H16M10S</meta:editing-duration>
    <meta:user-defined meta:name="Info 1"/>
    <meta:user-defined meta:name="Info 2"/>
    <meta:user-defined meta:name="Info 3"/>
    <meta:user-defined meta:name="Info 4"/>
    <meta:document-statistic meta:table-count="4" meta:cell-count="425" meta:object-count="5"/>
  </office:meta>
</office:document-meta>
</file>